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g_200_2_lo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bble</text:p>
          </table:table-cell>
          <table:table-cell office:value-type="float" office:value="0.108351" calcext:value-type="float">
            <text:p>0,108351</text:p>
          </table:table-cell>
          <table:table-cell/>
          <table:table-cell table:formula="of:=[.B1]" office:value-type="float" office:value="0.108351" calcext:value-type="float">
            <text:p>0,108351</text:p>
          </table:table-cell>
          <table:table-cell table:formula="of:=[.B2]" office:value-type="float" office:value="0.000264" calcext:value-type="float">
            <text:p>0,000264</text:p>
          </table:table-cell>
          <table:table-cell table:formula="of:=[.B3]" office:value-type="float" office:value="0.108627" calcext:value-type="float">
            <text:p>0,108627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64" calcext:value-type="float">
            <text:p>0,000264</text:p>
          </table:table-cell>
          <table:table-cell/>
          <table:table-cell table:formula="of:=[.B5]" office:value-type="float" office:value="0.068122" calcext:value-type="float">
            <text:p>0,068122</text:p>
          </table:table-cell>
          <table:table-cell table:formula="of:=[.B6]" office:value-type="float" office:value="0.000158" calcext:value-type="float">
            <text:p>0,000158</text:p>
          </table:table-cell>
          <table:table-cell table:formula="of:=[.B7]" office:value-type="float" office:value="0.068291" calcext:value-type="float">
            <text:p>0,06829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08627" calcext:value-type="float">
            <text:p>0,108627</text:p>
          </table:table-cell>
          <table:table-cell/>
          <table:table-cell table:formula="of:=[.B9]" office:value-type="float" office:value="0.085782" calcext:value-type="float">
            <text:p>0,085782</text:p>
          </table:table-cell>
          <table:table-cell table:formula="of:=[.B10]" office:value-type="float" office:value="0.000198" calcext:value-type="float">
            <text:p>0,000198</text:p>
          </table:table-cell>
          <table:table-cell table:formula="of:=[.B11]" office:value-type="float" office:value="0.085991" calcext:value-type="float">
            <text:p>0,085991</text:p>
          </table:table-cell>
        </table:table-row>
        <table:table-row table:style-name="ro1">
          <table:table-cell table:number-columns-repeated="3"/>
          <table:table-cell table:formula="of:=[.B13]" office:value-type="float" office:value="0.067201" calcext:value-type="float">
            <text:p>0,067201</text:p>
          </table:table-cell>
          <table:table-cell table:formula="of:=[.B14]" office:value-type="float" office:value="0.000124" calcext:value-type="float">
            <text:p>0,000124</text:p>
          </table:table-cell>
          <table:table-cell table:formula="of:=[.B15]" office:value-type="float" office:value="0.067335" calcext:value-type="float">
            <text:p>0,067335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68122" calcext:value-type="float">
            <text:p>0,068122</text:p>
          </table:table-cell>
          <table:table-cell/>
          <table:table-cell table:formula="of:=[.B17]" office:value-type="float" office:value="0.103242" calcext:value-type="float">
            <text:p>0,103242</text:p>
          </table:table-cell>
          <table:table-cell table:formula="of:=[.B18]" office:value-type="float" office:value="0.000155" calcext:value-type="float">
            <text:p>0,000155</text:p>
          </table:table-cell>
          <table:table-cell table:formula="of:=[.B19]" office:value-type="float" office:value="0.103409" calcext:value-type="float">
            <text:p>0,103409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58" calcext:value-type="float">
            <text:p>0,000158</text:p>
          </table:table-cell>
          <table:table-cell/>
          <table:table-cell table:formula="of:=[.B21]" office:value-type="float" office:value="0.071909" calcext:value-type="float">
            <text:p>0,071909</text:p>
          </table:table-cell>
          <table:table-cell table:formula="of:=[.B22]" office:value-type="float" office:value="0.000185" calcext:value-type="float">
            <text:p>0,000185</text:p>
          </table:table-cell>
          <table:table-cell table:formula="of:=[.B23]" office:value-type="float" office:value="0.072105" calcext:value-type="float">
            <text:p>0,0721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68291" calcext:value-type="float">
            <text:p>0,068291</text:p>
          </table:table-cell>
          <table:table-cell/>
          <table:table-cell table:formula="of:=[.B25]" office:value-type="float" office:value="0.096457" calcext:value-type="float">
            <text:p>0,096457</text:p>
          </table:table-cell>
          <table:table-cell table:formula="of:=[.B26]" office:value-type="float" office:value="0.000091" calcext:value-type="float">
            <text:p>9,1E-05</text:p>
          </table:table-cell>
          <table:table-cell table:formula="of:=[.B27]" office:value-type="float" office:value="0.09656" calcext:value-type="float">
            <text:p>0,09656</text:p>
          </table:table-cell>
        </table:table-row>
        <table:table-row table:style-name="ro1">
          <table:table-cell table:number-columns-repeated="3"/>
          <table:table-cell table:formula="of:=[.B29]" office:value-type="float" office:value="0.17649" calcext:value-type="float">
            <text:p>0,17649</text:p>
          </table:table-cell>
          <table:table-cell table:formula="of:=[.B30]" office:value-type="float" office:value="0.000257" calcext:value-type="float">
            <text:p>0,000257</text:p>
          </table:table-cell>
          <table:table-cell table:formula="of:=[.B31]" office:value-type="float" office:value="0.17676" calcext:value-type="float">
            <text:p>0,17676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85782" calcext:value-type="float">
            <text:p>0,085782</text:p>
          </table:table-cell>
          <table:table-cell/>
          <table:table-cell table:formula="of:=[.B33]" office:value-type="float" office:value="0.088908" calcext:value-type="float">
            <text:p>0,088908</text:p>
          </table:table-cell>
          <table:table-cell table:formula="of:=[.B34]" office:value-type="float" office:value="0.000123" calcext:value-type="float">
            <text:p>0,000123</text:p>
          </table:table-cell>
          <table:table-cell table:formula="of:=[.B35]" office:value-type="float" office:value="0.089042" calcext:value-type="float">
            <text:p>0,089042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98" calcext:value-type="float">
            <text:p>0,000198</text:p>
          </table:table-cell>
          <table:table-cell/>
          <table:table-cell table:formula="of:=[.B37]" office:value-type="float" office:value="0.088762" calcext:value-type="float">
            <text:p>0,088762</text:p>
          </table:table-cell>
          <table:table-cell table:formula="of:=[.B38]" office:value-type="float" office:value="0.0001" calcext:value-type="float">
            <text:p>0,0001</text:p>
          </table:table-cell>
          <table:table-cell table:formula="of:=[.B39]" office:value-type="float" office:value="0.088875" calcext:value-type="float">
            <text:p>0,08887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85991" calcext:value-type="float">
            <text:p>0,085991</text:p>
          </table:table-cell>
          <table:table-cell/>
          <table:table-cell table:formula="of:=[.B41]" office:value-type="float" office:value="0.069514" calcext:value-type="float">
            <text:p>0,069514</text:p>
          </table:table-cell>
          <table:table-cell table:formula="of:=[.B42]" office:value-type="float" office:value="0.000139" calcext:value-type="float">
            <text:p>0,000139</text:p>
          </table:table-cell>
          <table:table-cell table:formula="of:=[.B43]" office:value-type="float" office:value="0.069664" calcext:value-type="float">
            <text:p>0,06966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67201" calcext:value-type="float">
            <text:p>0,067201</text:p>
          </table:table-cell>
          <table:table-cell/>
          <table:table-cell table:formula="of:=SMALL([.D$1:.D$11];1)" office:value-type="float" office:value="0.067201" calcext:value-type="float">
            <text:p>0,067201</text:p>
          </table:table-cell>
          <table:table-cell table:formula="of:=SMALL([.E$1:.E$11];1)" office:value-type="float" office:value="0.000091" calcext:value-type="float">
            <text:p>9,1E-05</text:p>
          </table:table-cell>
          <table:table-cell table:formula="of:=SMALL([.F$1:.F$11];1)" office:value-type="float" office:value="0.067335" calcext:value-type="float">
            <text:p>0,067335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24" calcext:value-type="float">
            <text:p>0,000124</text:p>
          </table:table-cell>
          <table:table-cell/>
          <table:table-cell table:formula="of:=SMALL([.D$1:.D$11];2)" office:value-type="float" office:value="0.068122" calcext:value-type="float">
            <text:p>0,068122</text:p>
          </table:table-cell>
          <table:table-cell table:formula="of:=SMALL([.E$1:.E$11];2)" office:value-type="float" office:value="0.0001" calcext:value-type="float">
            <text:p>0,0001</text:p>
          </table:table-cell>
          <table:table-cell table:formula="of:=SMALL([.F$1:.F$11];2)" office:value-type="float" office:value="0.068291" calcext:value-type="float">
            <text:p>0,06829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67335" calcext:value-type="float">
            <text:p>0,067335</text:p>
          </table:table-cell>
          <table:table-cell/>
          <table:table-cell table:formula="of:=SMALL([.D$1:.D$11];3)" office:value-type="float" office:value="0.069514" calcext:value-type="float">
            <text:p>0,069514</text:p>
          </table:table-cell>
          <table:table-cell table:formula="of:=SMALL([.E$1:.E$11];3)" office:value-type="float" office:value="0.000123" calcext:value-type="float">
            <text:p>0,000123</text:p>
          </table:table-cell>
          <table:table-cell table:formula="of:=SMALL([.F$1:.F$11];3)" office:value-type="float" office:value="0.069664" calcext:value-type="float">
            <text:p>0,069664</text:p>
          </table:table-cell>
        </table:table-row>
        <table:table-row table:style-name="ro1">
          <table:table-cell table:number-columns-repeated="3"/>
          <table:table-cell table:formula="of:=SMALL([.D$1:.D$11];4)" office:value-type="float" office:value="0.071909" calcext:value-type="float">
            <text:p>0,071909</text:p>
          </table:table-cell>
          <table:table-cell table:formula="of:=SMALL([.E$1:.E$11];4)" office:value-type="float" office:value="0.000124" calcext:value-type="float">
            <text:p>0,000124</text:p>
          </table:table-cell>
          <table:table-cell table:formula="of:=SMALL([.F$1:.F$11];4)" office:value-type="float" office:value="0.072105" calcext:value-type="float">
            <text:p>0,072105</text:p>
          </table:table-cell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03242" calcext:value-type="float">
            <text:p>0,103242</text:p>
          </table:table-cell>
          <table:table-cell/>
          <table:table-cell table:formula="of:=SMALL([.D$1:.D$11];5)" office:value-type="float" office:value="0.085782" calcext:value-type="float">
            <text:p>0,085782</text:p>
          </table:table-cell>
          <table:table-cell table:formula="of:=SMALL([.E$1:.E$11];5)" office:value-type="float" office:value="0.000139" calcext:value-type="float">
            <text:p>0,000139</text:p>
          </table:table-cell>
          <table:table-cell table:formula="of:=SMALL([.F$1:.F$11];5)" office:value-type="float" office:value="0.085991" calcext:value-type="float">
            <text:p>0,085991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55" calcext:value-type="float">
            <text:p>0,000155</text:p>
          </table:table-cell>
          <table:table-cell/>
          <table:table-cell table:formula="of:=AVERAGE([.D13:.D17])" office:value-type="float" office:value="0.0725056" calcext:value-type="float">
            <text:p>0,0725056</text:p>
          </table:table-cell>
          <table:table-cell table:formula="of:=AVERAGE([.E13:.E17])" office:value-type="float" office:value="0.0001154" calcext:value-type="float">
            <text:p>0,0001154</text:p>
          </table:table-cell>
          <table:table-cell table:formula="of:=AVERAGE([.F13:.F17])" office:value-type="float" office:value="0.0726772" calcext:value-type="float">
            <text:p>0,072677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03409" calcext:value-type="float">
            <text:p>0,10340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71909" calcext:value-type="float">
            <text:p>0,071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85" calcext:value-type="float">
            <text:p>0,0001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72105" calcext:value-type="float">
            <text:p>0,07210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96457" calcext:value-type="float">
            <text:p>0,0964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091" calcext:value-type="float">
            <text:p>9,1E-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656" calcext:value-type="float">
            <text:p>0,0965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7649" calcext:value-type="float">
            <text:p>0,176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257" calcext:value-type="float">
            <text:p>0,000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7676" calcext:value-type="float">
            <text:p>0,1767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88908" calcext:value-type="float">
            <text:p>0,088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23" calcext:value-type="float">
            <text:p>0,000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89042" calcext:value-type="float">
            <text:p>0,08904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88762" calcext:value-type="float">
            <text:p>0,088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" calcext:value-type="float">
            <text:p>0,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88875" calcext:value-type="float">
            <text:p>0,08887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69514" calcext:value-type="float">
            <text:p>0,069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39" calcext:value-type="float">
            <text:p>0,000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69664" calcext:value-type="float">
            <text:p>0,06966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69179" calcext:value-type="float">
            <text:p>0,069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6" calcext:value-type="float">
            <text:p>0,00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69349" calcext:value-type="float">
            <text:p>0,069349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97778" calcext:value-type="float">
            <text:p>0,09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18" calcext:value-type="float">
            <text:p>0,0001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97907" calcext:value-type="float">
            <text:p>0,09790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071664" calcext:value-type="float">
            <text:p>0,07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45" calcext:value-type="float">
            <text:p>0,000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071821" calcext:value-type="float">
            <text:p>0,07182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0.108048" calcext:value-type="float">
            <text:p>0,108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0167" calcext:value-type="float">
            <text:p>0,000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08225" calcext:value-type="float">
            <text:p>0,108225</text:p>
          </table:table-cell>
          <table:table-cell table:number-columns-repeated="4"/>
        </table:table-row>
        <table:table-row table:style-name="ro1" table:number-rows-repeated="59">
          <table:table-cell table:number-columns-repeated="6"/>
        </table:table-row>
        <table:table-row table:style-name="ro1"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AVERAGE([.B5];[.B9];[.B13];[.B17];[.B21];[.B25];[.B29];[.B33];[.B37];[.B41];[.B45];[.B49];[.B53];[.B57];[.B61];[.B65];[.B69];[.B73];[.B77];[.B81];[.B85];[.B89];[.B93];[.B97];[.B101];[.B105];[.B109];[.B113];[.B117])" office:value-type="float" office:value="0.0902182857142857" calcext:value-type="float">
            <text:p>0,090218285714286</text:p>
          </table:table-cell>
          <table:table-cell table:number-columns-repeated="4"/>
        </table:table-row>
        <table:table-row table:style-name="ro1">
          <table:table-cell/>
          <table:table-cell table:formula="of:=AVERAGE([.B6];[.B10];[.B14];[.B18];[.B22];[.B26];[.B30];[.B34];[.B38];[.B42];[.B46];[.B50];[.B54];[.B58];[.B62];[.B66];[.B70];[.B74];[.B78];[.B82];[.B86];[.B90];[.B94];[.B98];[.B102];[.B106];[.B110];[.B114];[.B118])" office:value-type="float" office:value="0.000151428571428571" calcext:value-type="float">
            <text:p>0,000151428571429</text:p>
          </table:table-cell>
          <table:table-cell table:number-columns-repeated="4"/>
        </table:table-row>
        <table:table-row table:style-name="ro1">
          <table:table-cell/>
          <table:table-cell table:formula="of:=AVERAGE([.B7];[.B11];[.B15];[.B19];[.B23];[.B27];[.B31];[.B35];[.B39];[.B43];[.B47];[.B51];[.B55];[.B59];[.B63];[.B67];[.B71];[.B75];[.B79];[.B83];[.B87];[.B91];[.B95];[.B99];[.B103];[.B107];[.B111];[.B115];[.B119])" office:value-type="float" office:value="0.090381" calcext:value-type="float">
            <text:p>0,09038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23:50:27.0956773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1T23:50:55.011664981</dc:date>
    <meta:editing-duration>PT12M7S</meta:editing-duration>
    <meta:editing-cycles>9</meta:editing-cycles>
    <meta:generator>LibreOffice/6.2.5.2$Linux_X86_64 LibreOffice_project/20$Build-2</meta:generator>
    <meta:document-statistic meta:table-count="1" meta:cell-count="144" meta:object-count="0"/>
  </office:meta>
</office:document-meta>
</file>